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bove SQLFORM</text:p>
          </table:table-cell>
          <table:table-cell table:style-name="ce1" office:value-type="string" calcext:value-type="string">
            <text:p>Helpers can be manipulated as Python lists and as dictionaries, which enables run-time creation and modification.</text:p>
          </table:table-cell>
          <table:table-cell office:value-type="string" calcext:value-type="string">
            <text:p>very short information here; add more? or example?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.00.0000</text:date>, <text:time style:data-style-name="N2" text:time-value="08:43:48.795942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5S</meta:editing-duration>
    <meta:editing-cycles>6</meta:editing-cycles>
    <meta:generator>LibreOffice/4.3.3.2$Linux_X86_64 LibreOffice_project/430m0$Build-2</meta:generator>
    <dc:date>2015-07-29T08:45:12.268862334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